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1</mn>
          </mrow>
          <mi>S</mi>
        </munderover>
        <msub>
          <mi>p</mi>
          <mi>j</mi>
        </msub>
      </mrow>
      <msub>
        <mrow>
          <mover accent="true">
            <mi>q</mi>
            <mo stretchy="false">˙</mo>
          </mover>
        </mrow>
        <mi>j</mi>
      </msub>
      <mrow>
        <mi/>
        <mo stretchy="false">−</mo>
        <mi/>
      </mrow>
      <mi>H</mi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row>
            <mover accent="true">
              <mi>p</mi>
              <mo stretchy="false">̄</mo>
            </mover>
          </mrow>
          <mi>j</mi>
        </msub>
      </mrow>
      <msub>
        <mrow>
          <mover accent="true">
            <mover accent="true">
              <mi>q</mi>
              <mo stretchy="false">̄</mo>
            </mover>
            <mo stretchy="false">˙</mo>
          </mover>
        </mrow>
        <mi>j</mi>
      </msub>
      <mrow>
        <mi/>
        <mo stretchy="false">−</mo>
        <mi/>
      </mrow>
      <mover accent="true">
        <mi>H</mi>
        <mo stretchy="false">̄</mo>
      </mover>
      <mrow>
        <mi/>
        <mo stretchy="false">+</mo>
        <mi/>
      </mrow>
      <mfrac>
        <mrow>
          <mtext>d</mtext>
          <msub>
            <mi>F</mi>
            <mn>1</mn>
          </msub>
        </mrow>
        <mrow>
          <mtext>d</mtext>
          <mi>t</mi>
        </mrow>
      </mfrac>
    </mrow>
    <annotation encoding="StarMath 5.0">sum from j=1 to S p_j {dot q}_j `-` H `=` sum from j=1 to S {bar p}_j {dot bar q}_j `-` bar H `+` {"d" F_1} over {"d"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